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roman" style:font-pitch="variable"/>
    <style:font-face style:name="DINPro-CondensedMedium" svg:font-family="DINPro-CondensedMedium, serif"/>
    <style:font-face style:name="DejaVu Sans" svg:font-family="'DejaVu Sans'" style:font-family-generic="system" style:font-pitch="variable"/>
    <style:font-face style:name="GoogleSans-Regular" svg:font-family="GoogleSans-Regular, serif"/>
  </office:font-face-decls>
  <office:automatic-styles>
    <style:style style:name="P1" style:family="paragraph" style:parent-style-name="Standard">
      <style:paragraph-properties fo:margin-left="0in" fo:margin-right="0in" fo:text-align="justify" style:justify-single-word="false" fo:orphans="2" fo:widows="2" fo:text-indent="0in" style:auto-text-indent="false"/>
    </style:style>
    <style:style style:name="P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f4f4f" loext:opacity="100%" style:font-name="GoogleSans-Regular" fo:font-size="14pt" fo:letter-spacing="normal" fo:font-style="normal" fo:font-weight="normal"/>
    </style:style>
    <style:style style:name="P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f4f4f" loext:opacity="100%" style:font-name="GoogleSans-Regular" fo:letter-spacing="normal" fo:font-style="normal" fo:font-weight="normal"/>
    </style:style>
    <style:style style:name="P4" style:family="paragraph" style:parent-style-name="Standard">
      <style:paragraph-properties fo:margin-left="0in" fo:margin-right="0in" fo:orphans="2" fo:widows="2" fo:text-indent="0in" style:auto-text-indent="false"/>
    </style:style>
    <style:style style:name="T1" style:family="text">
      <style:text-properties fo:font-weight="bold"/>
    </style:style>
    <style:style style:name="T2" style:family="text">
      <style:text-properties fo:font-variant="normal" fo:text-transform="none" fo:color="#2f4f4f" loext:opacity="100%" style:font-name="DINPro-CondensedMedium" fo:font-size="14.25pt" fo:letter-spacing="0.0102in" fo:font-style="normal" fo:font-weight="normal"/>
    </style:style>
    <style:style style:name="T3" style:family="text">
      <style:text-properties fo:font-variant="normal" fo:text-transform="none" fo:color="#2f4f4f" loext:opacity="100%" style:font-name="GoogleSans-Regular" fo:letter-spacing="normal" fo:font-style="normal" fo:font-weight="normal"/>
    </style:style>
    <style:style style:name="T4" style:family="text">
      <style:text-properties fo:font-variant="normal" fo:text-transform="none" fo:color="#2f4f4f" loext:opacity="100%" fo:letter-spacing="0.0102in"/>
    </style:style>
    <style:style style:name="T5" style:family="text">
      <style:text-properties fo:color="#000000" loext:opacity="100%" fo:font-size="30pt"/>
    </style:style>
    <style:style style:name="T6" style:family="text">
      <style:text-properties fo:color="#000000" loext:opacity="100%" fo:font-size="30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DdeLink__177_1805699830"/><text:span text:style-name="T5">TRAWLER 115M</text:span><text:span text:style-name="T6"> /</text:span><text:span text:style-name="T5">ТРАУЛЕР 115М</text:span><text:span text:style-name="T1"> </text:span></text:p>
      <text:p text:style-name="P2"><text:span text:style-name="T1"/></text:p>
      <text:p text:style-name="P2"><text:span text:style-name="T1">TRAWLER </text:span>big freezing processing trawler with a possibility of fish catching with bottom and pelagic trawl, designed for maximum fishing efficiency. The design based on the well-established and proven <text:span text:style-name="T1">Enduro™ Bow</text:span> concept for the best seaworthiness in rough seas. This bow shape also allows full use of size of the vessel for the benefit of the crew and the maximum capacity of the fish hold and the vessel as a whole.</text:p>
      <text:p text:style-name="P3"/>
      <text:p text:style-name="P3">Total processing capacity on the ship ~ 200t / day.</text:p>
      <text:p text:style-name="P3">Freezing capacity ~ 200t / day.</text:p>
      <text:p text:style-name="P3">Total capacity of holds ~ 2005m³.</text:p>
      <text:p text:style-name="P3"/>
      <text:p text:style-name="P3"><text:span text:style-name="T1">Fish species:</text:span> cod, pollock, red fish, halibut, herring, mackerel, sardines, squid and other types of fish.</text:p>
      <text:p text:style-name="P3"/>
      <text:p text:style-name="P3"><text:span text:style-name="T1">Methods and types of processing:</text:span> frozen blocks of fillets, mince, roe, milt, offal, fish meal and fish oil.</text:p>
      <text:p text:style-name="P3"/>
      <text:p text:style-name="P2"><text:span text:style-name="T1">ТРАУЛЕР</text:span> представляет собой большой морозильный рыболовный траулер-процессор, спроектированный для максимальной эффективности промысла. Конструкция основывается на устоявшейся и проверенной концепции носовой части <text:span text:style-name="T1">Enduro™ Bow</text:span>, которая обеспечивает наилучшую мореходность судна в суровых морях. Данная форма носовой части также позволяет полностью использовать размер судна на благо экипажа и максимальной вместимости рыбного трюма и судна в целом.</text:p>
      <text:p text:style-name="P2"/>
      <text:p text:style-name="P3">Общая мощность переработки на судне ~ 200 т/день.</text:p>
      <text:p text:style-name="P3">Производительность заморозки на судне ~ 200 т/день.</text:p>
      <text:p text:style-name="P3">Общая вместимость трюмов ~ 2005м³.</text:p>
      <text:p text:style-name="P3"/>
      <text:p text:style-name="P3"><text:span text:style-name="T1">Видами промысловых рыб являются:</text:span> треска, минтай, окунь, палтус, сельдь, скумбрия, сардина, кальмар и другие виды рыб.</text:p>
      <text:p text:style-name="P3"/>
      <text:p text:style-name="P3"><text:span text:style-name="T1">Виды и способы переработки:</text:span> замороженное филе, фарш, икра, молока, субпродукты, рыбная мука и жир.</text:p>
      <text:p text:style-name="P3"/>
      <text:p text:style-name="Standard"/>
      <text:p text:style-name="Standard"><text:soft-page-break/></text:p>
      <text:p text:style-name="Standard"/>
      <text:p text:style-name="Standard"/>
      <text:p text:style-name="P1"><text:bookmark-start text:name="__DdeLink__98_2364180599"/><text:bookmark-start text:name="__DdeLink__102_1158872048"/><text:span text:style-name="T2">LENGTH</text:span><text:span text:style-name="T3"> <text:s/></text:span><text:span text:style-name="T2">115.00m</text:span> </text:p>
      <text:p text:style-name="P1"><text:span text:style-name="T2">WIDTH </text:span> <text:span text:style-name="T2">22.00m</text:span> </text:p>
      <text:p text:style-name="P1"><text:span text:style-name="T2">DRAFT </text:span><text:span text:style-name="T3"> </text:span><text:span text:style-name="T4"> </text:span><text:span text:style-name="T2">8m</text:span> </text:p>
      <text:p text:style-name="P4"><text:span text:style-name="T2">VESSEL SPEED</text:span> <text:s/><text:span text:style-name="T2">14kn</text:span></text:p>
      <text:p text:style-name="P4"><text:span text:style-name="T2">NUMBER of CREW 99ppl </text:span><text:bookmark-end text:name="__DdeLink__98_2364180599"/><text:bookmark-end text:name="__DdeLink__102_1158872048"/><text:bookmark-end text:name="__DdeLink__177_1805699830"/><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roman" style:font-pitch="variable"/>
    <style:font-face style:name="DINPro-CondensedMedium" svg:font-family="DINPro-CondensedMedium, serif"/>
    <style:font-face style:name="DejaVu Sans" svg:font-family="'DejaVu Sans'" style:font-family-generic="system" style:font-pitch="variable"/>
    <style:font-face style:name="GoogleSans-Regular" svg:font-family="GoogleSans-Regular,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Carlito" fo:font-size="12pt" fo:language="ru" fo:country="RU"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Carlito" fo:font-size="12pt" fo:language="ru" fo:country="RU"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2T08:48:17.358572133</meta:creation-date>
    <dc:date>2024-08-21T10:09:00.156080865</dc:date>
    <meta:editing-duration>PT11M25S</meta:editing-duration>
    <meta:editing-cycles>6</meta:editing-cycles>
    <meta:generator>Collabora_Office/24.04.4.2$Linux_X86_64 LibreOffice_project/3709158c476d3931713e1be652f02aae1db91dd3</meta:generator>
    <meta:document-statistic meta:table-count="0" meta:image-count="0" meta:object-count="0" meta:page-count="2" meta:paragraph-count="18" meta:word-count="251" meta:character-count="1646" meta:non-whitespace-character-count="1407"/>
  </office:meta>
</office:document-meta>
</file>